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NHO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87 USF ALTO JOSE DO PINH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ALTO JOSE DO PINHO II, 00001548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7M0S" table:style-name="ce3">
            <text:p>16:3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ANA VITORIA SANTANA DA SILVA</text:p>
          </table:table-cell>
          <table:table-cell office:value-type="date" office:date-value="2007-10-28T00:00:00" table:style-name="ce2">
            <text:p>28/10/2007</text:p>
          </table:table-cell>
          <table:table-cell office:value-type="string" table:style-name="ce1">
            <text:p>17 anos e 10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Homem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6402633876188" table:style-name="ce1">
            <text:p>7,06403E+14</text:p>
          </table:table-cell>
          <table:table-cell office:value-type="string" table:style-name="ce1">
            <text:p>(81) 98452-05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i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15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010000000000005" table:style-name="ce1">
            <text:p>69,01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SSIA DOS SANTOS SILVA</text:p>
          </table:table-cell>
          <table:table-cell office:value-type="date" office:date-value="1991-06-01T00:00:00" table:style-name="ce2">
            <text:p>01/06/1991</text:p>
          </table:table-cell>
          <table:table-cell office:value-type="string" table:style-name="ce1">
            <text:p>34 anos e 3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9.577.264-70</text:p>
          </table:table-cell>
          <table:table-cell office:value-type="float" office:value="700001336389804" table:style-name="ce1">
            <text:p>7,00001E+14</text:p>
          </table:table-cell>
          <table:table-cell office:value-type="string" table:style-name="ce1">
            <text:p>(81) 98632-04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32-04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messa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13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ELY LARISSA MENDONÇA DE OLIVEIRA</text:p>
          </table:table-cell>
          <table:table-cell office:value-type="date" office:date-value="2007-03-09T00:00:00" table:style-name="ce2">
            <text:p>09/03/2007</text:p>
          </table:table-cell>
          <table:table-cell office:value-type="string" table:style-name="ce1">
            <text:p>18 anos e 5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8.135.614-38</text:p>
          </table:table-cell>
          <table:table-cell office:value-type="float" office:value="709102252363530" table:style-name="ce1">
            <text:p>7,09102E+14</text:p>
          </table:table-cell>
          <table:table-cell office:value-type="string" table:style-name="ce1">
            <text:p>(81) 99999-9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bento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9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ALVES DA SILVA</text:p>
          </table:table-cell>
          <table:table-cell office:value-type="date" office:date-value="1987-08-07T00:00:00" table:style-name="ce2">
            <text:p>07/08/1987</text:p>
          </table:table-cell>
          <table:table-cell office:value-type="string" table:style-name="ce1">
            <text:p>38 ano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088.704-05</text:p>
          </table:table-cell>
          <table:table-cell office:value-type="float" office:value="704509369295316" table:style-name="ce1">
            <text:p>7,04509E+14</text:p>
          </table:table-cell>
          <table:table-cell office:value-type="string" table:style-name="ce1">
            <text:p>(81) 99431-46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rapirang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59" table:style-name="ce1">
            <text:p>159</text:p>
          </table:table-cell>
          <table:table-cell office:value-type="date" office:date-value="2023-04-20T00:00:00" table:style-name="ce2">
            <text:p>20/04/2023</text:p>
          </table:table-cell>
          <table:table-cell office:value-type="string" table:style-name="ce1">
            <text:p>120/80</text:p>
          </table:table-cell>
          <table:table-cell office:value-type="date" office:date-value="2023-04-20T00:00:00" table:style-name="ce2">
            <text:p>20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2" table:style-name="ce1">
            <text:p>13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UIZA NASCIMENTO DE OLIVEIRA</text:p>
          </table:table-cell>
          <table:table-cell office:value-type="date" office:date-value="2005-04-19T00:00:00" table:style-name="ce2">
            <text:p>19/04/2005</text:p>
          </table:table-cell>
          <table:table-cell office:value-type="string" table:style-name="ce1">
            <text:p>20 anos e 4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5.935.984-60</text:p>
          </table:table-cell>
          <table:table-cell office:value-type="float" office:value="704707065306640" table:style-name="ce1">
            <text:p>7,04707E+14</text:p>
          </table:table-cell>
          <table:table-cell office:value-type="string" table:style-name="ce1">
            <text:p>(81) 98475-19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rapiranga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550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3" table:style-name="ce1">
            <text:p>68,3</text:p>
          </table:table-cell>
          <table:table-cell office:value-type="float" office:value="172" table:style-name="ce1">
            <text:p>172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10/7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DA SILVA AMORIM</text:p>
          </table:table-cell>
          <table:table-cell office:value-type="date" office:date-value="1991-07-07T00:00:00" table:style-name="ce2">
            <text:p>07/07/1991</text:p>
          </table:table-cell>
          <table:table-cell office:value-type="string" table:style-name="ce1">
            <text:p>34 anos e 1 mê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792.624-00</text:p>
          </table:table-cell>
          <table:table-cell office:value-type="float" office:value="706203551942961" table:style-name="ce1">
            <text:p>7,06204E+14</text:p>
          </table:table-cell>
          <table:table-cell office:value-type="string" table:style-name="ce1">
            <text:p>(81) 98796-59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lo mont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5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2" table:style-name="ce1">
            <text:p>72,2</text:p>
          </table:table-cell>
          <table:table-cell office:value-type="float" office:value="165" table:style-name="ce1">
            <text:p>165</text:p>
          </table:table-cell>
          <table:table-cell office:value-type="date" office:date-value="2022-02-25T00:00:00" table:style-name="ce2">
            <text:p>25/02/2022</text:p>
          </table:table-cell>
          <table:table-cell office:value-type="string" table:style-name="ce1">
            <text:p>110/70</text:p>
          </table:table-cell>
          <table:table-cell office:value-type="date" office:date-value="2022-03-17T00:00:00" table:style-name="ce2">
            <text:p>17/03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6" table:style-name="ce1">
            <text:p>21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LE DOS SANTOS</text:p>
          </table:table-cell>
          <table:table-cell office:value-type="date" office:date-value="1994-09-11T00:00:00" table:style-name="ce2">
            <text:p>11/09/1994</text:p>
          </table:table-cell>
          <table:table-cell office:value-type="string" table:style-name="ce1">
            <text:p>30 anos e 11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279.214-90</text:p>
          </table:table-cell>
          <table:table-cell office:value-type="float" office:value="705102372775140" table:style-name="ce1">
            <text:p>7,05102E+14</text:p>
          </table:table-cell>
          <table:table-cell office:value-type="string" table:style-name="ce1">
            <text:p>(81) 99994-27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ravessa horácio silva</text:p>
          </table:table-cell>
          <table:table-cell office:value-type="string" table:style-name="ce1">
            <text:p>166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6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3" table:style-name="ce1">
            <text:p>61,3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90/6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MYLENE DE SOUZA RIBEIRO</text:p>
          </table:table-cell>
          <table:table-cell office:value-type="date" office:date-value="1999-04-22T00:00:00" table:style-name="ce2">
            <text:p>22/04/1999</text:p>
          </table:table-cell>
          <table:table-cell office:value-type="string" table:style-name="ce1">
            <text:p>26 anos e 4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9.427.104-03</text:p>
          </table:table-cell>
          <table:table-cell office:value-type="float" office:value="700209452445524" table:style-name="ce1">
            <text:p>7,00209E+14</text:p>
          </table:table-cell>
          <table:table-cell office:value-type="string" table:style-name="ce1">
            <text:p>(81) 98743-98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ua dezenove de agost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ÔNI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6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849999999999994" table:style-name="ce1">
            <text:p>64,85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20/6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LENA DE OLIVEIRA LOPES</text:p>
          </table:table-cell>
          <table:table-cell office:value-type="date" office:date-value="1996-01-05T00:00:00" table:style-name="ce2">
            <text:p>05/01/1996</text:p>
          </table:table-cell>
          <table:table-cell office:value-type="string" table:style-name="ce1">
            <text:p>29 anos e 7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892.024-00</text:p>
          </table:table-cell>
          <table:table-cell office:value-type="float" office:value="708003815669022" table:style-name="ce1">
            <text:p>7,08004E+14</text:p>
          </table:table-cell>
          <table:table-cell office:value-type="string" table:style-name="ce1">
            <text:p>(81) 98317-77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ua horácio silv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ILLEN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6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9" table:style-name="ce1">
            <text:p>63,9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00/6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ÁRCIA HELENA DA SILVA ALCES</text:p>
          </table:table-cell>
          <table:table-cell office:value-type="date" office:date-value="1988-06-22T00:00:00" table:style-name="ce2">
            <text:p>22/06/1988</text:p>
          </table:table-cell>
          <table:table-cell office:value-type="string" table:style-name="ce1">
            <text:p>37 anos e 2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730.394-00</text:p>
          </table:table-cell>
          <table:table-cell office:value-type="float" office:value="700102994396916" table:style-name="ce1">
            <text:p>7,00103E+14</text:p>
          </table:table-cell>
          <table:table-cell office:value-type="string" table:style-name="ce1">
            <text:p>(81) 99999-99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agogi</text:p>
          </table:table-cell>
          <table:table-cell office:value-type="string" table:style-name="ce1">
            <text:p>144A</text:p>
          </table:table-cell>
          <table:table-cell office:value-type="string" table:style-name="ce1">
            <text:p>MAGALI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12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7" table:style-name="ce1">
            <text:p>64,7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00/6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4:26Z</meta:creation-date>
    <dc:date>2025-09-17T10:34:26Z</dc:date>
  </office:meta>
</office:document-meta>
</file>